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est</text:p>
      <text:p text:style-name="Preformatted_20_Text">1) Introduction: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>Stellar Chromospheres</text:p>
      <text:p text:style-name="Preformatted_20_Text">Stellar Winds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Stellar Radio Interferometry and Radio Emission Mechanisms</text:p>
      <text:p text:style-name="Preformatted_20_Text">(single vs inter e.g. Perley and Butler 2013)</text:p>
      <text:p text:style-name="Preformatted_20_Text">single dish vs interferometry (Perley &amp; butler 2013)</text:p>
      <text:p text:style-name="Preformatted_20_Text">Measurement Equation</text:p>
      <text:p text:style-name="Preformatted_20_Text">Radio emission mechanisms with emphasis on molecular and free-free</text:p>
      <text:p text:style-name="Preformatted_20_Text">Derivation for radio power law for stellar wind with constant and non-constant temperature (Appendix)</text:p>
      <text:p text:style-name="Preformatted_20_Text"/>
      <text:p text:style-name="Preformatted_20_Text">2) Instrumentation &amp; Observations </text:p>
      <text:p text:style-name="Preformatted_20_Text">a) Radio Antenna Basics </text:p>
      <text:p text:style-name="Preformatted_20_Text">b) CARMA (configurations)</text:p>
      <text:p text:style-name="Preformatted_20_Text">c) JVLA (configurations)</text:p>
      <text:p text:style-name="Preformatted_20_Text">d) GMRT?</text:p>
      <text:p text:style-name="Preformatted_20_Text">a) Observational Preparation</text:p>
      <text:p text:style-name="Preformatted_20_Text">b) Observations (Tables)</text:p>
      <text:p text:style-name="Preformatted_20_Text"/>
      <text:p text:style-name="Preformatted_20_Text">3) Data Processing</text:p>
      <text:p text:style-name="Preformatted_20_Text">Flagging, Calibration &amp; Imaging</text:p>
      <text:p text:style-name="Preformatted_20_Text">a) CARMA</text:p>
      <text:p text:style-name="Preformatted_20_Text">CLEAN vs MEM</text:p>
      <text:p text:style-name="Preformatted_20_Text">Final Image Cube (High and Low res)</text:p>
      <text:p text:style-name="Preformatted_20_Text">b) JVLA</text:p>
      <text:p text:style-name="Preformatted_20_Text">Dirty Image, PSF</text:p>
      <text:p text:style-name="Preformatted_20_Text">Show images of calibrators</text:p>
      <text:p text:style-name="Preformatted_20_Text">Final Radio Maps (aboo and atau)</text:p>
      <text:p text:style-name="Preformatted_20_Text">c) GMRT</text:p>
      <text:p text:style-name="Preformatted_20_Text"/>
      <text:p text:style-name="Preformatted_20_Text">4) The Circumstellar Environment of Betelgeuse</text:p>
      <text:p text:style-name="Preformatted_20_Text">a) 2<text:span text:style-name="T2">nd</text:span> source</text:p>
      <text:p text:style-name="Preformatted_20_Text">b) e-Merlin: </text:p>
      <text:p text:style-name="Preformatted_20_Text">position </text:p>
      <text:p text:style-name="Preformatted_20_Text">model vs actual</text:p>
      <text:p text:style-name="Preformatted_20_Text">CASA simulation</text:p>
      <text:p text:style-name="Preformatted_20_Text"/>
      <text:p text:style-name="Preformatted_20_Text">5) Multi-w/l radio emission studies of Red Giants</text:p>
      <text:p text:style-name="Preformatted_20_Text">a) Comparison to Previous Models/Data</text:p>
      <text:p text:style-name="Preformatted_20_Text">b) Spectral Indices</text:p>
      <text:p text:style-name="Preformatted_20_Text">c) Analytical Advection Model</text:p>
      <text:p text:style-name="Preformatted_20_Text"/>
      <text:p text:style-name="Preformatted_20_Text">6) Thermal Energy Balance of Arcturus' Outflow</text:p>
      <text:p text:style-name="Preformatted_20_Text"/>
      <text:p text:style-name="Preformatted_20_Text">7) Extrasolar Planetary Radio Emission Search 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4-09T21:33:22</dc:date>
    <dc:creator>eamon </dc:creator>
    <meta:generator>OpenOffice.org/3.2$Linux OpenOffice.org_project/320m12$Build-9483</meta:generator>
    <meta:editing-duration>PT00H51M15S</meta:editing-duration>
    <meta:editing-cycles>15</meta:editing-cycles>
    <meta:document-statistic meta:table-count="0" meta:image-count="0" meta:object-count="0" meta:page-count="1" meta:paragraph-count="50" meta:word-count="269" meta:character-count="1762"/>
  </office:meta>
</office:document-meta>
</file>